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666666" style:font-name="Open Sans" fo:font-size="11.25pt" fo:letter-spacing="normal" fo:font-style="normal" fo:font-weight="normal"/>
    </style:style>
    <style:style style:name="T1"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nvironment</text:span> includes more than 140 indicators related to the use of natural resources and changes in the natural and built environment. They encompass the availability and use of environmental resources (forest, water, cultivable land, and energy) and cover environmental degradation (pollution, deforestation, and loss of habitat and biodiversity). They also include aspects of the built environment such as agricultural infrastructure and urbanization.</text:p>
      <text:p text:style-name="P1">These themes mirror aspects of many of the Sustainable Development Goals: Goal 2 promotes sustainable agriculture, Goal 6 considers availability of and access to water, Goal 7 covers reliable energy, Goal 11 tackles the challenges that urbanization creates, Goal 12 focuses on the consumption and the sustainable management of the earth’s resources, Goal 13 demands action on climate change, Goal 14 seeks conservation of the oceans and marine life, and Goal 15 covers protection of natural habitats and biodiversity and land restoration efforts. The <text:span text:style-name="T1">Environment</text:span> indicators illuminate many of these issues.</text:p>
      <text:p text:style-name="P1">The growth of the population, acceleration of urbanization, and expansion of economies place demands on the Earth’s resources. The degradation of soil, the increasing scarcity of freshwater, the overexploitation of coastal ecosystems and fisheries, the loss of forest cover, the expansion of pollution, and the loss of biological diversity undermine efforts to reduce poverty and promote sustainable economic growth. Climate change is already affecting every country. Its manifestations include rising temperatures, changing precipitations patterns, rising sea levels, and more extreme weather events, all of which pose risks to agriculture, water supplies, food production, ecosystems, energy security, and infrastructure.</text:p>
      <text:p text:style-name="P1">Estimates of the <text:span text:style-name="T1">Environment</text:span> indicators have been drawn from international sources and have been standardized as much as possible to facilitate cross-country comparisons. But ecosystems span national boundaries, and access to natural resources may vary within countries. For example, water may be abundant in some parts of a country but scarce in others, and countries often share water resources. Greenhouse gas emissions and climate change are measured globally, but their effects are experienced locally. Measuring environmental phenomena and their effects at the subnational, national, and supranational levels remains a major challenge.</text:p>
      <text:p text:style-name="P1">The data on energy access include two major improvements. First, collaboration among the World Bank, the International Energy Agency, and the Energy Sector Management Assistance Program has resulted in estimates of the proportion of the total, rural, and urban population with access to electricity (Sustainable Development Goal target 7.1) back to 1990. Second, collaboration between the World Bank and the World Health Organization has led to a new indicator: proportion of population with access to clean fuels and technologies for cooking (Sustainable Development Goal target 7.2). The new indicator refines a previous indicator on access to nonsolid fuels, which included some nonclean fuels.</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10-11T22:29:47.868000000</dc:date>
    <meta:editing-duration>PT8S</meta:editing-duration>
    <meta:editing-cycles>1</meta:editing-cycles>
    <meta:document-statistic meta:table-count="0" meta:image-count="0" meta:object-count="0" meta:page-count="1" meta:paragraph-count="5" meta:word-count="445" meta:character-count="3121" meta:non-whitespace-character-count="2681"/>
  </office:meta>
</office:document-meta>
</file>